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it" fo:country="IT" officeooo:rsid="001ff4fa" officeooo:paragraph-rsid="0024d98f"/>
    </style:style>
    <style:style style:name="P2" style:family="paragraph" style:parent-style-name="Standard">
      <style:paragraph-properties fo:text-align="justify" style:justify-single-word="false"/>
      <style:text-properties fo:language="it" fo:country="IT" officeooo:rsid="001ff4fa" officeooo:paragraph-rsid="00270877"/>
    </style:style>
    <style:style style:name="P3" style:family="paragraph" style:parent-style-name="Standard">
      <style:paragraph-properties fo:text-align="justify" style:justify-single-word="false"/>
      <style:text-properties fo:language="it" fo:country="IT" officeooo:rsid="0024d98f" officeooo:paragraph-rsid="0024d98f"/>
    </style:style>
    <style:style style:name="P4" style:family="paragraph" style:parent-style-name="Standard">
      <style:paragraph-properties fo:text-align="justify" style:justify-single-word="false"/>
      <style:text-properties fo:language="it" fo:country="IT" officeooo:rsid="0024f7d3" officeooo:paragraph-rsid="0032709d"/>
    </style:style>
    <style:style style:name="P5" style:family="paragraph" style:parent-style-name="Standard">
      <style:paragraph-properties fo:text-align="justify" style:justify-single-word="false"/>
      <style:text-properties fo:language="it" fo:country="IT" officeooo:rsid="0024f7d3" officeooo:paragraph-rsid="0036e770"/>
    </style:style>
    <style:style style:name="P6" style:family="paragraph" style:parent-style-name="Standard">
      <style:paragraph-properties fo:text-align="justify" style:justify-single-word="false"/>
      <style:text-properties fo:language="it" fo:country="IT" officeooo:rsid="0024f7d3" officeooo:paragraph-rsid="003fb056"/>
    </style:style>
    <style:style style:name="P7" style:family="paragraph" style:parent-style-name="Standard">
      <style:paragraph-properties fo:text-align="justify" style:justify-single-word="false"/>
      <style:text-properties fo:language="it" fo:country="IT" officeooo:rsid="002bfe0d" officeooo:paragraph-rsid="002bfe0d"/>
    </style:style>
    <style:style style:name="P8" style:family="paragraph" style:parent-style-name="Standard">
      <style:paragraph-properties fo:text-align="justify" style:justify-single-word="false"/>
      <style:text-properties fo:language="it" fo:country="IT" officeooo:rsid="00270877" officeooo:paragraph-rsid="00270877"/>
    </style:style>
    <style:style style:name="P9" style:family="paragraph" style:parent-style-name="Standard">
      <style:paragraph-properties fo:text-align="justify" style:justify-single-word="false"/>
      <style:text-properties fo:language="it" fo:country="IT" officeooo:rsid="002736a1" officeooo:paragraph-rsid="002736a1"/>
    </style:style>
    <style:style style:name="P10" style:family="paragraph" style:parent-style-name="Standard">
      <style:paragraph-properties fo:text-align="justify" style:justify-single-word="false"/>
      <style:text-properties fo:language="it" fo:country="IT" officeooo:rsid="0030d4a8" officeooo:paragraph-rsid="0032709d"/>
    </style:style>
    <style:style style:name="P11" style:family="paragraph" style:parent-style-name="Standard">
      <style:paragraph-properties fo:text-align="justify" style:justify-single-word="false"/>
      <style:text-properties fo:language="it" fo:country="IT" officeooo:paragraph-rsid="0036e770"/>
    </style:style>
    <style:style style:name="P12" style:family="paragraph" style:parent-style-name="Standard">
      <style:paragraph-properties fo:text-align="justify" style:justify-single-word="false"/>
      <style:text-properties fo:language="it" fo:country="IT" officeooo:paragraph-rsid="0024d98f"/>
    </style:style>
    <style:style style:name="P13" style:family="paragraph" style:parent-style-name="Standard">
      <style:paragraph-properties fo:text-align="justify" style:justify-single-word="false"/>
      <style:text-properties fo:language="it" fo:country="IT" officeooo:paragraph-rsid="00270877"/>
    </style:style>
    <style:style style:name="P14" style:family="paragraph" style:parent-style-name="Standard">
      <style:paragraph-properties fo:text-align="justify" style:justify-single-word="false"/>
      <style:text-properties fo:language="it" fo:country="IT" fo:font-style="italic" officeooo:rsid="0023bdee" officeooo:paragraph-rsid="0036e770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language="it" fo:country="IT" fo:font-style="italic" fo:font-weight="bold" officeooo:rsid="0023bdee" officeooo:paragraph-rsid="0036e770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it" fo:country="IT" officeooo:rsid="0032709d" officeooo:paragraph-rsid="0032709d"/>
    </style:style>
    <style:style style:name="P17" style:family="paragraph" style:parent-style-name="Standard">
      <style:paragraph-properties fo:text-align="justify" style:justify-single-word="false"/>
      <style:text-properties fo:language="it" fo:country="IT" fo:font-weight="bold" officeooo:rsid="003478d5" officeooo:paragraph-rsid="0036e77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it" fo:country="IT" fo:font-weight="bold" officeooo:rsid="0036e770" officeooo:paragraph-rsid="0036e77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it" fo:country="IT" fo:font-weight="bold" officeooo:rsid="001ff4fa" officeooo:paragraph-rsid="0036e770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it" fo:country="IT" fo:font-weight="bold" officeooo:rsid="0038d459" officeooo:paragraph-rsid="003a99b3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it" fo:country="IT" fo:font-weight="bold" officeooo:rsid="002659e3" officeooo:paragraph-rsid="0036e770" style:font-weight-asian="bold" style:font-weight-complex="bold"/>
    </style:style>
    <style:style style:name="P22" style:family="paragraph" style:parent-style-name="Standard">
      <style:text-properties officeooo:paragraph-rsid="003a99b3"/>
    </style:style>
    <style:style style:name="P23" style:family="paragraph" style:parent-style-name="Standard">
      <style:paragraph-properties fo:text-align="justify" style:justify-single-word="false"/>
      <style:text-properties fo:language="it" fo:country="IT" fo:font-weight="bold" officeooo:rsid="001ff4fa" officeooo:paragraph-rsid="0036e770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it" fo:country="IT" fo:font-weight="bold" officeooo:rsid="001ff4fa" officeooo:paragraph-rsid="0040761a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language="it" fo:country="IT" officeooo:paragraph-rsid="0036e770"/>
    </style:style>
    <style:style style:name="P26" style:family="paragraph" style:parent-style-name="Standard">
      <style:text-properties officeooo:paragraph-rsid="003a99b3"/>
    </style:style>
    <style:style style:name="P27" style:family="paragraph" style:parent-style-name="Standard">
      <style:paragraph-properties fo:text-align="justify" style:justify-single-word="false"/>
      <style:text-properties fo:font-weight="bold" officeooo:paragraph-rsid="0040761a" style:font-weight-asian="bold" style:font-weight-complex="bold"/>
    </style:style>
    <style:style style:name="P28" style:family="paragraph" style:parent-style-name="Standard">
      <style:text-properties officeooo:paragraph-rsid="0042fb3d"/>
    </style:style>
    <style:style style:name="P29" style:family="paragraph" style:parent-style-name="Standard">
      <style:text-properties officeooo:paragraph-rsid="004363eb"/>
    </style:style>
    <style:style style:name="P30" style:family="paragraph" style:parent-style-name="Standard">
      <style:text-properties officeooo:paragraph-rsid="00447d07"/>
    </style:style>
    <style:style style:name="T1" style:family="text">
      <style:text-properties officeooo:rsid="0023bdee"/>
    </style:style>
    <style:style style:name="T2" style:family="text">
      <style:text-properties officeooo:rsid="0024d98f"/>
    </style:style>
    <style:style style:name="T3" style:family="text">
      <style:text-properties officeooo:rsid="0025a20c"/>
    </style:style>
    <style:style style:name="T4" style:family="text">
      <style:text-properties officeooo:rsid="002f01f2"/>
    </style:style>
    <style:style style:name="T5" style:family="text">
      <style:text-properties officeooo:rsid="0030d4a8"/>
    </style:style>
    <style:style style:name="T6" style:family="text">
      <style:text-properties officeooo:rsid="0032709d"/>
    </style:style>
    <style:style style:name="T7" style:family="text">
      <style:text-properties officeooo:rsid="00333312"/>
    </style:style>
    <style:style style:name="T8" style:family="text">
      <style:text-properties officeooo:rsid="003478d5"/>
    </style:style>
    <style:style style:name="T9" style:family="text">
      <style:text-properties officeooo:rsid="0035d208"/>
    </style:style>
    <style:style style:name="T10" style:family="text">
      <style:text-properties officeooo:rsid="0036e77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bdee" style:font-weight-asian="bold" style:font-weight-complex="bold"/>
    </style:style>
    <style:style style:name="T13" style:family="text">
      <style:text-properties fo:font-weight="bold" officeooo:rsid="0024f7d3" style:font-weight-asian="bold" style:font-weight-complex="bold"/>
    </style:style>
    <style:style style:name="T14" style:family="text">
      <style:text-properties fo:font-weight="bold" officeooo:rsid="002659e3" style:font-weight-asian="bold" style:font-weight-complex="bold"/>
    </style:style>
    <style:style style:name="T15" style:family="text">
      <style:text-properties fo:font-weight="bold" officeooo:rsid="001ff4fa" style:font-weight-asian="bold" style:font-weight-complex="bold"/>
    </style:style>
    <style:style style:name="T16" style:family="text">
      <style:text-properties fo:font-weight="bold" officeooo:rsid="000c4cb9" style:font-weight-asian="bold" style:font-weight-complex="bold"/>
    </style:style>
    <style:style style:name="T17" style:family="text">
      <style:text-properties officeooo:rsid="001ff4fa"/>
    </style:style>
    <style:style style:name="T18" style:family="text">
      <style:text-properties officeooo:rsid="0038d459"/>
    </style:style>
    <style:style style:name="T19" style:family="text">
      <style:text-properties officeooo:rsid="00270877"/>
    </style:style>
    <style:style style:name="T20" style:family="text">
      <style:text-properties officeooo:rsid="003a0539"/>
    </style:style>
    <style:style style:name="T21" style:family="text">
      <style:text-properties officeooo:rsid="003c0622"/>
    </style:style>
    <style:style style:name="T22" style:family="text">
      <style:text-properties officeooo:rsid="003f88a2"/>
    </style:style>
    <style:style style:name="T23" style:family="text">
      <style:text-properties officeooo:rsid="003fb056"/>
    </style:style>
    <style:style style:name="T24" style:family="text">
      <style:text-properties officeooo:rsid="0040761a"/>
    </style:style>
    <style:style style:name="T25" style:family="text">
      <style:text-properties fo:font-weight="normal" officeooo:rsid="0040761a" style:font-weight-asian="normal" style:font-weight-complex="normal"/>
    </style:style>
    <style:style style:name="T26" style:family="text">
      <style:text-properties fo:font-weight="normal" officeooo:rsid="0042fb3d" style:font-weight-asian="normal" style:font-weight-complex="normal"/>
    </style:style>
    <style:style style:name="T27" style:family="text">
      <style:text-properties fo:font-weight="normal" officeooo:rsid="00447d07" style:font-weight-asian="normal" style:font-weight-complex="normal"/>
    </style:style>
    <style:style style:name="T28" style:family="text">
      <style:text-properties fo:language="it" fo:country="IT" fo:font-weight="normal" officeooo:rsid="0040761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lazione sullo svolgimento dell'assignment 2, <text:s/>A.A. 2012/13</text:p>
      <text:p text:style-name="P15"/>
      <text:p text:style-name="P11"><text:span text:style-name="T12">NOTE GENERALI </text:span><text:span text:style-name="T13">e SCELTE DI PROGETTO</text:span></text:p>
      <text:p text:style-name="P12"><text:span text:style-name="T17">Per affrontare il problema ho scelto di intraprendere una strategia </text:span><text:span text:style-name="T4">mista bottom-up/top-down</text:span><text:span text:style-name="T1">, a partire dalla scrittura della pseudocodifica che dava una visione generale della soluzione del problema, </text:span><text:span text:style-name="T2">la prima azione è stata di suddividere la struttura in moduli principali. </text:span><text:span text:style-name="T4">I</text:span><text:span text:style-name="T2">n particolare il file </text:span><text:span text:style-name="T6">'benzinaio.c' </text:span><text:span text:style-name="T2">con il codice eseguito </text:span><text:span text:style-name="T6">dai </text:span><text:span text:style-name="T2">benzinai, </text:span><text:span text:style-name="T6">e il file 'macchina.c'</text:span><text:span text:style-name="T2"> </text:span><text:span text:style-name="T6">con il </text:span><text:span text:style-name="T21">codice</text:span><text:span text:style-name="T6"> </text:span><text:span text:style-name="T2">d</text:span><text:span text:style-name="T10">elle </text:span><text:span text:style-name="T2">auto.</text:span></text:p>
      <text:p text:style-name="P1"><text:span text:style-name="T9">Pe la gestione della comuni</text:span><text:span text:style-name="T10">c</text:span><text:span text:style-name="T9">azione e della sincronizzazione utilizzo i </text:span><text:span text:style-name="T2">semafori, </text:span><text:span text:style-name="T9">le </text:span><text:span text:style-name="T2">code di messaggi e </text:span><text:span text:style-name="T9">la </text:span><text:span text:style-name="T2">memoria condivisa, </text:span><text:span text:style-name="T9">attraverso il file </text:span><text:span text:style-name="T6">'sem_mem.c'. </text:span><text:span text:style-name="T9">Questo gestis</text:span><text:span text:style-name="T10">c</text:span><text:span text:style-name="T9">e la creazione e l'inizializzazione di queste strutture</text:span><text:span text:style-name="T2">.</text:span></text:p>
      <text:p text:style-name="P3"/>
      <text:p text:style-name="P4">Una volta terminata la parte relativa alla gestione del comportamento di benzinai e auto, ho creato il file <text:span text:style-name="T6">'</text:span>starter.<text:span text:style-name="T6">c'</text:span> che si occupa di eseguire gli altri file in modo sequenziale. <text:span text:style-name="T22">P</text:span><text:span text:style-name="T5">er risolvere questo problema ho deciso di creare un unico eseguibile che genera tre figli e gli fa eseguire i vari codici, </text:span><text:span text:style-name="T6">gestendo possibili errori</text:span><text:span text:style-name="T5">. </text:span></text:p>
      <text:p text:style-name="P10"/>
      <text:p text:style-name="P4"><text:span text:style-name="T6">Pe</text:span><text:span text:style-name="T5">r migliorare </text:span><text:span text:style-name="T10">la compa</text:span><text:span text:style-name="T20">t</text:span><text:span text:style-name="T10">tezza del codice</text:span><text:span text:style-name="T6"> </text:span><text:span text:style-name="T5">ho deciso di implementare l</text:span><text:span text:style-name="T6">a</text:span><text:span text:style-name="T5"> libreria </text:span><text:span text:style-name="T6">con il file 'tutto.h' e 'tutto.</text:span><text:span text:style-name="T22">c</text:span><text:span text:style-name="T6">'.</text:span><text:span text:style-name="T5"> </text:span><text:span text:style-name="T6">Questo mi permette </text:span><text:span text:style-name="T5">di </text:span><text:span text:style-name="T6">definire una sola volta </text:span><text:span text:style-name="T5">le funzioni che servono a tutti gli eseguibili, le costanti delle chiavi per le strutture dati </text:span><text:span text:style-name="T22">e</text:span><text:span text:style-name="T5"> </text:span><text:span text:style-name="T6">per includere le librerie di sistema indispensabili per l'esecuzione del programma</text:span><text:span text:style-name="T5">.</text:span></text:p>
      <text:p text:style-name="P16"/>
      <text:p text:style-name="P11"><text:span text:style-name="T7">Infine ho creato il makefile per compilare tutti i file .h e .c nel modo corretto. In particolare questo prima crea la cartella bin, poi </text:span><text:span text:style-name="T8">crea </text:span><text:span text:style-name="T7">il </text:span><text:span text:style-name="T8">file oggetto </text:span><text:span text:style-name="T7">.o del file </text:span><text:span text:style-name="T8">'</text:span><text:span text:style-name="T7">tutto.c</text:span><text:span text:style-name="T8">' </text:span><text:span text:style-name="T7">che deve essere </text:span><text:span text:style-name="T8">linkato</text:span><text:span text:style-name="T7"> con tutti gli altri </text:span><text:span text:style-name="T8">quattro</text:span><text:span text:style-name="T7"> eseguibili, evitando di ricompilarlo più volte. </text:span><text:span text:style-name="T8">D</text:span><text:span text:style-name="T7">opo di che crea gli eseguibili </text:span><text:span text:style-name="T8">'</text:span><text:span text:style-name="T7">sem_mem</text:span><text:span text:style-name="T8">'</text:span><text:span text:style-name="T7"> </text:span><text:span text:style-name="T8">'</text:span><text:span text:style-name="T7">benzinaio</text:span><text:span text:style-name="T8">'</text:span><text:span text:style-name="T7"> </text:span><text:span text:style-name="T8">'</text:span><text:span text:style-name="T7">macchina</text:span><text:span text:style-name="T8">'</text:span><text:span text:style-name="T7"> e li mette nella cartella bin, </text:span><text:span text:style-name="T9">mentre</text:span><text:span text:style-name="T7"> il file </text:span><text:span text:style-name="T8">'</text:span><text:span text:style-name="T7">starter</text:span><text:span text:style-name="T8">'</text:span><text:span text:style-name="T7"> </text:span><text:span text:style-name="T9">viene messo nella stessa cartella del makefile, </text:span><text:span text:style-name="T10">per facilitare l'avvio</text:span><text:span text:style-name="T8">.</text:span></text:p>
      <text:p text:style-name="P17"/>
      <text:p text:style-name="P17"/>
      <text:p text:style-name="P18">FORK E GESTIONE DEI PROCESSI</text:p>
      <text:p text:style-name="P5"><text:span text:style-name="T6">Per quanto rigu</text:span><text:span text:style-name="T10">a</text:span><text:span text:style-name="T6">rda la ramificazione nella creazioni dei processi, inizialmente </text:span><text:span text:style-name="T9">il processo </text:span><text:span text:style-name="T6">'</text:span><text:span text:style-name="T9">starter</text:span><text:span text:style-name="T6">' crea un figlio </text:span><text:span text:style-name="T10">che </text:span><text:span text:style-name="T6">eseguire il codice </text:span><text:span text:style-name="T9">'sem_mem' </text:span><text:span text:style-name="T6">per l'inizializzazione </text:span><text:span text:style-name="T9">delle strutture. S</text:span><text:span text:style-name="T6">e tutto va a buon fine viene creato un altro figlio </text:span><text:span text:style-name="T10">che</text:span><text:span text:style-name="T6"> </text:span><text:span text:style-name="T10">fa eseguire</text:span><text:span text:style-name="T6"> il codice </text:span><text:span text:style-name="T8">'</text:span><text:span text:style-name="T6">benzinaio</text:span><text:span text:style-name="T8">'</text:span><text:span text:style-name="T6"> </text:span><text:span text:style-name="T10">e</text:span><text:span text:style-name="T6"> un terzo figlio </text:span><text:span text:style-name="T10">per il </text:span><text:span text:style-name="T6">codice </text:span><text:span text:style-name="T8">'</text:span><text:span text:style-name="T6">auto</text:span><text:span text:style-name="T8">'</text:span><text:span text:style-name="T6">.</text:span></text:p>
      <text:p text:style-name="P6"><text:span text:style-name="T6">A sua volta il processo benzinaio crea </text:span><text:span text:style-name="T10">un</text:span><text:span text:style-name="T6"> figli</text:span><text:span text:style-name="T23">o</text:span><text:span text:style-name="T6"> </text:span><text:span text:style-name="T23">ed </text:span><text:span text:style-name="T10">entrambi andranno a gestire una pompa. A</text:span><text:span text:style-name="T6">lla fine del </text:span><text:span text:style-name="T23">suo</text:span><text:span text:style-name="T6"> codice il padre aspetta la terminazione del figlio gestendo i suoi errori.</text:span></text:p>
      <text:p text:style-name="P5"><text:span text:style-name="T9">P</text:span><text:span text:style-name="T6">er quanto </text:span><text:span text:style-name="T9">riguarda il </text:span><text:span text:style-name="T6">processo auto questo crea n figli impostabili attraverso una costante </text:span><text:span text:style-name="T9">nel file 'tutto.h', </text:span><text:span text:style-name="T6">il padre di questi processi non diventa una macchina, ma aspetta la terminazione di tutt</text:span><text:span text:style-name="T23">e</text:span><text:span text:style-name="T6"> le auto figlie gestendo gli eventuali errori di ritorno di una di queste.</text:span></text:p>
      <text:p text:style-name="P5"><text:span text:style-name="T10">I</text:span><text:span text:style-name="T6">l processo starter aspetta la terminazione del processo benzinaio e </text:span><text:span text:style-name="T23">di quello</text:span><text:span text:style-name="T6"> auto, </text:span><text:span text:style-name="T10">gestisce i loro errori e poi </text:span><text:span text:style-name="T6">rimuove tutte le strutture dati e termina.</text:span></text:p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PSEUDOCODICE</text:p>
      <text:p text:style-name="P19"/>
      <text:p text:style-name="P24"><text:span text:style-name="T24">memoria condivisa</text:span><text:span text:style-name="T25">:</text:span></text:p>
      <text:p text:style-name="P24"><text:span text:style-name="T25">boolean pompa1 </text:span><text:span text:style-name="T26">= TRUE</text:span></text:p>
      <text:p text:style-name="P24"><text:span text:style-name="T25">int numero</text:span><text:span text:style-name="T27">A</text:span><text:span text:style-name="T25">uto </text:span><text:span text:style-name="T26">= 5</text:span></text:p>
      <text:p text:style-name="P24"><text:span text:style-name="T25">boolean finegiornata </text:span><text:span text:style-name="T26">= FALSE</text:span></text:p>
      <text:p text:style-name="P24"><text:span text:style-name="T25">int cassa </text:span><text:span text:style-name="T26">= 0</text:span></text:p>
      <text:p text:style-name="P24"/>
      <text:p text:style-name="P24"><text:span text:style-name="T24">semafori</text:span><text:span text:style-name="T25">:</text:span></text:p>
      <text:p text:style-name="P24"><text:span text:style-name="T25">SEM_STAZIONE = 2</text:span></text:p>
      <text:p text:style-name="P24"><text:span text:style-name="T25">SEM_POMPA1 = 0</text:span></text:p>
      <text:p text:style-name="P24"><text:span text:style-name="T25">SEM_POMPA2 = 0</text:span></text:p>
      <text:p text:style-name="P24"><text:span text:style-name="T25">SEM_PIENOFATTO1 = 0</text:span></text:p>
      <text:p text:style-name="P24"><text:span text:style-name="T25">SEM_PIENOFATTO2 = 0</text:span></text:p>
      <text:p text:style-name="P24"><text:span text:style-name="T25">SEM_SOLDIINVIATI1 = 0</text:span></text:p>
      <text:p text:style-name="P24"><text:span text:style-name="T25">SEM_SOLDIINVIATI2 = 0</text:span></text:p>
      <text:p text:style-name="P24"><text:span text:style-name="T25">SEM_VATTENE1 = 0</text:span></text:p>
      <text:p text:style-name="P24"><text:span text:style-name="T25">SEM_VATTENE2 = 0</text:span></text:p>
      <text:p text:style-name="P24"><text:span text:style-name="T25">SEM_MUTEXCASSA = 1</text:span></text:p>
      <text:p text:style-name="P24"><text:span text:style-name="T25">SEM_POMPA1LIBERA = 1</text:span></text:p>
      <text:p text:style-name="P24"><text:span text:style-name="T25">SEM_NUMEROMACCHINE = 1</text:span></text:p>
      <text:p text:style-name="P24"><text:span text:style-name="T25"/></text:p>
      <text:p text:style-name="P24"><text:span text:style-name="T24">code</text:span><text:span text:style-name="T25">:</text:span></text:p>
      <text:p text:style-name="P24"><text:span text:style-name="T25">CODA_MESS1</text:span></text:p>
      <text:p text:style-name="P24"><text:span text:style-name="T25">CODA_MESS2 </text:span></text:p>
      <text:p text:style-name="P27"/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oft-page-break/><text:span text:style-name="T11">Macchine</text:span>{</text:p>
      <text:p text:style-name="P28">wait(<text:span text:style-name="T28">SEM_STAZIONE</text:span>)</text:p>
      <text:p text:style-name="P22"/>
      <text:p text:style-name="P28">wait(<text:span text:style-name="T28">SEM_POMPA1LIBERA</text:span>)</text:p>
      <text:p text:style-name="P22">if(pompa1 == TRUE){</text:p>
      <text:p text:style-name="P22"><text:tab/>pompa1 = FALSE</text:p>
      <text:p text:style-name="P22"><text:tab/>p=1}</text:p>
      <text:p text:style-name="P28">signal(<text:span text:style-name="T28">SEM_POMPA1LIBERA</text:span>)</text:p>
      <text:p text:style-name="P22"/>
      <text:p text:style-name="P22">if(p == 1){</text:p>
      <text:p text:style-name="P29"><text:tab/>signal(<text:span text:style-name="T28">SEM_POMPA1</text:span>)</text:p>
      <text:p text:style-name="P22"><text:tab/>---- ricevo benzina ----</text:p>
      <text:p text:style-name="P29"><text:tab/>wait(<text:span text:style-name="T28">SEM_PIENOFATTO1</text:span>)</text:p>
      <text:p text:style-name="P22"><text:tab/>---- ricevo importo da pagare ----</text:p>
      <text:p text:style-name="P22"><text:tab/>---- invio soldi da pagare ----</text:p>
      <text:p text:style-name="P29"><text:tab/>signal(<text:span text:style-name="T28">SEM_SOLDIINVIATI1</text:span>)</text:p>
      <text:p text:style-name="P29"><text:tab/>wait(<text:span text:style-name="T28">SEM_VATTENE1</text:span>)</text:p>
      <text:p text:style-name="P29"><text:tab/>wait(<text:span text:style-name="T28">SEM_POMPA1LIBERA</text:span>)</text:p>
      <text:p text:style-name="P22"><text:tab/>pompa1 = TRUE</text:p>
      <text:p text:style-name="P29"><text:tab/>signal(<text:span text:style-name="T28">SEM_POMPA1LIBERA</text:span>)</text:p>
      <text:p text:style-name="P22">}else{<text:tab/></text:p>
      <text:p text:style-name="P29"><text:tab/>signal(<text:span text:style-name="T28">SEM_POMPA2</text:span>)</text:p>
      <text:p text:style-name="P22"><text:tab/>---- ricevo benzina ----</text:p>
      <text:p text:style-name="P29"><text:tab/>wait(<text:span text:style-name="T28">SEM_PIENOFATTO2</text:span>)</text:p>
      <text:p text:style-name="P22"><text:tab/>---- ricevo importo da pagare ----</text:p>
      <text:p text:style-name="P22"><text:tab/>---- invio soldi da pagare ----</text:p>
      <text:p text:style-name="P29"><text:tab/>signal(<text:span text:style-name="T28">SEM_SOLDIINVIATI2</text:span>)</text:p>
      <text:p text:style-name="P29"><text:tab/>wait(<text:span text:style-name="T28">SEM_VATTENE2</text:span>)</text:p>
      <text:p text:style-name="P22">}</text:p>
      <text:p text:style-name="P22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16"/></text:p>
      <text:p text:style-name="P22"><text:span text:style-name="T16"/></text:p>
      <text:p text:style-name="P22"><text:soft-page-break/><text:span text:style-name="T16"/></text:p>
      <text:p text:style-name="P22"><text:span text:style-name="T16">Benzinaio</text:span>{</text:p>
      <text:p text:style-name="P22"/>
      <text:p text:style-name="P30">wait(<text:span text:style-name="T28">SEM_NUMEROMACCHINE</text:span>)</text:p>
      <text:p text:style-name="P22"/>
      <text:p text:style-name="P22">while( numeroAuto &gt; 0){</text:p>
      <text:p text:style-name="P30"><text:tab/>signal(<text:span text:style-name="T28">SEM_NUMEROMACCHINE</text:span>)</text:p>
      <text:p text:style-name="P22"><text:tab/>wait(idSemPompa_i)</text:p>
      <text:p text:style-name="P22"><text:tab/></text:p>
      <text:p text:style-name="P22"><text:tab/>if(fineGiornata == TRUE){</text:p>
      <text:p text:style-name="P22"><text:tab/><text:tab/>break</text:p>
      <text:p text:style-name="P22"><text:tab/>}else{</text:p>
      <text:p text:style-name="P22"><text:tab/><text:tab/>---- metto benzina ----</text:p>
      <text:p text:style-name="P22"><text:tab/><text:tab/>---- invio importo da pagare ----</text:p>
      <text:p text:style-name="P22"><text:tab/><text:tab/>signal(idSemPienoFatto_i)</text:p>
      <text:p text:style-name="P22"><text:tab/><text:tab/>wait(idSemSoldiInviati_i)</text:p>
      <text:p text:style-name="P22"><text:tab/><text:tab/>soldi = ---- ricevo soldi ----</text:p>
      <text:p text:style-name="P22"><text:tab/><text:tab/>signal(idSemVattene_i)</text:p>
      <text:p text:style-name="P22"><text:tab/><text:tab/></text:p>
      <text:p text:style-name="P30"><text:tab/><text:tab/>wait(<text:span text:style-name="T28">SEM_MUTEXCASSA</text:span>)</text:p>
      <text:p text:style-name="P22"><text:tab/><text:tab/>cassa = cassa + soldi</text:p>
      <text:p text:style-name="P30"><text:tab/><text:tab/>signal(<text:span text:style-name="T28">SEM_MUTEXCASSA</text:span>)</text:p>
      <text:p text:style-name="P22"><text:tab/></text:p>
      <text:p text:style-name="P30"><text:tab/><text:tab/>wait(<text:span text:style-name="T28">SEM_NUMEROMACCHINE</text:span>)</text:p>
      <text:p text:style-name="P22"><text:tab/><text:tab/>numeroAuto <text:s/>= <text:s/>numeroAuto -1</text:p>
      <text:p text:style-name="P22"><text:tab/>}</text:p>
      <text:p text:style-name="P22">}</text:p>
      <text:p text:style-name="P30">signal(<text:span text:style-name="T28">SEM_NUMEROMACCHINE</text:span>)</text:p>
      <text:p text:style-name="P22">signal(idSemPompa_j)</text:p>
      <text:p text:style-name="P22">fineGiornata = TRUE</text:p>
      <text:p text:style-name="P22"/>
      <text:p text:style-name="P30">wait(<text:span text:style-name="T28">SEM_MUTEXCASSA</text:span>)</text:p>
      <text:p text:style-name="P22">paga = cassa / 2</text:p>
      <text:p text:style-name="P30">signal(<text:span text:style-name="T28">SEM_MUTEXCASSA</text:span>)</text:p>
      <text:p text:style-name="P22">}</text:p>
      <text:p text:style-name="P20"><text:tab/><text:tab/><text:tab/><text:tab/></text:p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1"><text:span text:style-name="T14"/></text:p>
      <text:p text:style-name="P11"><text:soft-page-break/><text:span text:style-name="T14">STRUTTURA SPECIFICA</text:span><text:span text:style-name="T15"> </text:span></text:p>
      <text:p text:style-name="P2">La struttura dell'a<text:span text:style-name="T3">p</text:span>plicativo consta di alcuni file eseguibili che sono preposti a gestire alcuni aspetti specifici del problema.</text:p>
      <text:p text:style-name="P2"/>
      <text:p text:style-name="P7">MAKEFILE: <text:span text:style-name="T10">contiene le specifiche per la compilazione dei sottostanti file.</text:span></text:p>
      <text:p text:style-name="P2"/>
      <text:p text:style-name="P8">STARTER.c: <text:span text:style-name="T10">gestisce l'avvio e la terminazione di tutti i processi che compongono il programma.</text:span></text:p>
      <text:p text:style-name="P8"/>
      <text:p text:style-name="P9">TUTTO.c: <text:span text:style-name="T10">contiene le funzioni utili a tutti i processi.</text:span></text:p>
      <text:p text:style-name="P9"/>
      <text:p text:style-name="P9">TUTTO.h: <text:span text:style-name="T10">contiene i prototipi delle funzioni comuni, le costanti e le altre librerie.</text:span></text:p>
      <text:p text:style-name="P8"/>
      <text:p text:style-name="P8">SEM_MEM.c: <text:span text:style-name="T18">crea e inizializza i semafori, la memoria condivisa e le code dei messaggi.</text:span> </text:p>
      <text:p text:style-name="P8"/>
      <text:p text:style-name="P8">MACCHINA.c: <text:span text:style-name="T18">crea i processi macchina e contiene il relativo codice dei processi.</text:span></text:p>
      <text:p text:style-name="P8"/>
      <text:p text:style-name="P13"><text:span text:style-name="T19">BENZINAIO.c: </text:span><text:span text:style-name="T18">crea i processi benzinaio e contiene relativo codice dei process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1:17:43</meta:creation-date>
    <meta:generator>LibreOffice/3.6$Linux_x86 LibreOffice_project/360m1$Build-2</meta:generator>
    <dc:date>2012-12-14T17:52:53</dc:date>
    <meta:editing-duration>PT1H15M9S</meta:editing-duration>
    <meta:editing-cycles>37</meta:editing-cycles>
    <meta:document-statistic meta:table-count="0" meta:image-count="0" meta:object-count="0" meta:page-count="5" meta:paragraph-count="103" meta:word-count="731" meta:character-count="5013" meta:non-whitespace-character-count="4317"/>
  </office:meta>
</office:document-meta>
</file>